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91in"/>
    </style:style>
    <style:style style:name="co2" style:family="table-column">
      <style:table-column-properties fo:break-before="auto" style:column-width="1.9409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ür jedes Profi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UCH WENN NICHT VORHAN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lternativecode</text:p>
          </table:table-cell>
          <table:table-cell office:value-type="string" calcext:value-type="string">
            <text:p>alternativcode</text:p>
          </table:table-cell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profilnummer</text:p>
          </table:table-cell>
          <table:table-cell table:number-columns-repeated="2"/>
          <table:table-cell office:value-type="string" calcext:value-type="string">
            <text:p>Ein Wert in der Spalte “profilnummer” ist zur Speicherung des Profils <text:s/>notwendig”</text:p>
          </table:table-cell>
        </table:table-row>
        <table:table-row table:style-name="ro1">
          <table:table-cell office:value-type="string" calcext:value-type="string">
            <text:p>rechtswert</text:p>
          </table:table-cell>
          <table:table-cell table:number-columns-repeated="2"/>
          <table:table-cell office:value-type="string" calcext:value-type="string">
            <text:p>Ein Wert in der Spalte “rechtswert” ist zur Speicherung des Profils notwendig”</text:p>
          </table:table-cell>
        </table:table-row>
        <table:table-row table:style-name="ro1">
          <table:table-cell office:value-type="string" calcext:value-type="string">
            <text:p>hochwert</text:p>
          </table:table-cell>
          <table:table-cell table:number-columns-repeated="2"/>
          <table:table-cell office:value-type="string" calcext:value-type="string">
            <text:p>Ein Wert in der Spalte “hochwert” ist zur Speicherung des Profils notwendig”</text:p>
          </table:table-cell>
        </table:table-row>
        <table:table-row table:style-name="ro1">
          <table:table-cell office:value-type="string" calcext:value-type="string">
            <text:p>neigungmikro</text:p>
          </table:table-cell>
          <table:table-cell table:number-columns-repeated="2"/>
          <table:table-cell office:value-type="string" calcext:value-type="string">
            <text:p>Ein Wert in der Spalte “neigungmikro” ist für die Berechnu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bodentyp_oe</text:p>
          </table:table-cell>
          <table:table-cell table:number-columns-repeated="2"/>
          <table:table-cell office:value-type="string" calcext:value-type="string">
            <text:p>Ein Wert in der Spalte “bodentyp_oe” ist für die Berechnung der komplexen Parameter sowie der Bodenfunktionsbewertung notwendig</text:p>
          </table:table-cell>
        </table:table-row>
        <table:table-row table:style-name="ro1">
          <table:table-cell office:value-type="string" calcext:value-type="string">
            <text:p>landnutzung</text:p>
          </table:table-cell>
          <table:table-cell table:number-columns-repeated="2"/>
          <table:table-cell office:value-type="string" calcext:value-type="string">
            <text:p>Ein Wert in der Spalte “landnutzung” ist für die Bodenfuntionsbewertung notwendig</text:p>
          </table:table-cell>
        </table:table-row>
        <table:table-row table:style-name="ro1">
          <table:table-cell office:value-type="string" calcext:value-type="string">
            <text:p>flurabstand</text:p>
          </table:table-cell>
          <table:table-cell table:number-columns-repeated="2"/>
          <table:table-cell office:value-type="string" calcext:value-type="string">
            <text:p>Ein Wert in der Spalte “flurabstand” ist für die Berechnung der komplexen Bodenparameter sowie für die Bodenfunktionsbewertung notwendig, falls nicht sichtbar sollte ein Wert von 10 (Meter) angegeben werden</text:p>
          </table:table-cell>
        </table:table-row>
        <table:table-row table:style-name="ro1">
          <table:table-cell office:value-type="string" calcext:value-type="string">
            <text:p>humusform</text:p>
          </table:table-cell>
          <table:table-cell table:number-columns-repeated="2"/>
          <table:table-cell office:value-type="string" calcext:value-type="string">
            <text:p>Ein Wert in der Spalte “humusform” ist für die Bodenfunktionsbewertung notwendig</text:p>
          </table:table-cell>
        </table:table-row>
        <table:table-row table:style-name="ro1">
          <table:table-cell office:value-type="string" calcext:value-type="string">
            <text:p>hoehenstufe</text:p>
          </table:table-cell>
          <table:table-cell table:number-columns-repeated="2"/>
          <table:table-cell office:value-type="string" calcext:value-type="string">
            <text:p>Ein Wert in der Spalte “hoehenstufe” ist für die Bodenfunktionsbewertung notwendig</text:p>
          </table:table-cell>
        </table:table-row>
        <table:table-row table:style-name="ro1">
          <table:table-cell office:value-type="string" calcext:value-type="string">
            <text:p>oekofeuchte</text:p>
          </table:table-cell>
          <table:table-cell table:number-columns-repeated="2"/>
          <table:table-cell office:value-type="string" calcext:value-type="string">
            <text:p>Ein Wert in der Spalte “oekofeuchte” ist für die Bodenfunktionsbewertung notwend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NWEISE (soll aber nicht zu Abbruch führen)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endigkeit_wert</text:p>
          </table:table-cell>
          <table:table-cell table:number-columns-repeated="2"/>
          <table:table-cell office:value-type="string" calcext:value-type="string">
            <text:p>Ein Wert in der Spalte “gruendigkeit_wert” bezeichnet die pot. Wurzeltiefe und sollte durch den Kartierer angegeben werden da sie sonst als 100 cm angenomment wird</text:p>
          </table:table-cell>
        </table:table-row>
        <table:table-row table:style-name="ro1">
          <table:table-cell office:value-type="string" calcext:value-type="string">
            <text:p>ol_maecht</text:p>
          </table:table-cell>
          <table:table-cell office:value-type="string" calcext:value-type="string">
            <text:p>of_maecht</text:p>
          </table:table-cell>
          <table:table-cell office:value-type="string" calcext:value-type="string">
            <text:p>oh_maecht</text:p>
          </table:table-cell>
          <table:table-cell office:value-type="string" calcext:value-type="string">
            <text:p>Es ist keine Information zur Auflagemächtigkeit vorhanden. Falls eine Auflage vorhanden ist soll die Mächtigkeit in die Profildatei und nicht die Horizontdatei inkludiert werden</text:p>
          </table:table-cell>
        </table:table-row>
        <table:table-row table:style-name="ro1">
          <table:table-cell table:style-name="ce1" office:value-type="string" calcext:value-type="string">
            <text:p>Im Fall von Mooren ist auch der Torfzersetzungsgrad notwendig.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ür jeden Horizo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UCH WENN NICHT VORHAN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lternativecode</text:p>
          </table:table-cell>
          <table:table-cell office:value-type="string" calcext:value-type="string">
            <text:p>alternativcode</text:p>
          </table:table-cell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profilnummer</text:p>
          </table:table-cell>
          <table:table-cell table:number-columns-repeated="2"/>
          <table:table-cell office:value-type="string" calcext:value-type="string">
            <text:p>Ein Wert in der Spalte “profilnummer” ist für jeden Horizont notwendig”</text:p>
          </table:table-cell>
        </table:table-row>
        <table:table-row table:style-name="ro1">
          <table:table-cell office:value-type="string" calcext:value-type="string">
            <text:p>bezeichnung</text:p>
          </table:table-cell>
          <table:table-cell table:number-columns-repeated="2"/>
          <table:table-cell office:value-type="string" calcext:value-type="string">
            <text:p>Ein Wert in der Spalte “bezeichnung” ist für jeden Horizont für die Berechnu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tiefe</text:p>
          </table:table-cell>
          <table:table-cell table:number-columns-repeated="2"/>
          <table:table-cell office:value-type="string" calcext:value-type="string">
            <text:p>Ein Wert in der Spalte “tiefe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ph_wert</text:p>
          </table:table-cell>
          <table:table-cell table:number-columns-repeated="2"/>
          <table:table-cell office:value-type="string" calcext:value-type="string">
            <text:p>Ein Wert in der Spalte “ph_wert” <text:s/>ist für jeden Horizont für die Berechnung der komplexen Bodenparameter sowie der Bodenfunktionsbewertung notwendig. Sollte ein Wert fehlen so muss dieser für die Spalte “humus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bodenart</text:p>
          </table:table-cell>
          <table:table-cell table:number-columns-repeated="2"/>
          <table:table-cell office:value-type="string" calcext:value-type="string">
            <text:p>Ein Wert in der Spalte “bodenart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humus_klasse</text:p>
          </table:table-cell>
          <table:table-cell office:value-type="string" calcext:value-type="string">
            <text:p>humus_wert</text:p>
          </table:table-cell>
          <table:table-cell/>
          <table:table-cell office:value-type="string" calcext:value-type="string">
            <text:p>Ein Wert in der Spalte “humus_klasse” oder in der Spalte “humus_wert” <text:s/>ist für jeden Horizont für die Berechnung der komplexen Bodenparameter sowie der Bodenfunktionsbewertung notwendig. Sollte ein Wert fehlen so muss dieser für die Spalte “humus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skelett_wert</text:p>
          </table:table-cell>
          <table:table-cell office:value-type="string" calcext:value-type="string">
            <text:p>skelett_klasse</text:p>
          </table:table-cell>
          <table:table-cell/>
          <table:table-cell office:value-type="string" calcext:value-type="string">
            <text:p>Ein Wert in der Spalte “skelett_klasse” oder in der Spalte “skelett_wert” <text:s/>ist für jeden Horizont für die Berechnung der komplexen Bodenparameter sowie der Bodenfunktionsbewertung notwendig. Sollte ein Wert fehlen so muss dieser für die Spalte “skelett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dichte_klasse</text:p>
          </table:table-cell>
          <table:table-cell office:value-type="string" calcext:value-type="string">
            <text:p>dichte_wert</text:p>
          </table:table-cell>
          <table:table-cell/>
          <table:table-cell office:value-type="string" calcext:value-type="string">
            <text:p>Ein Wert in der Spalte “dichte_klasse” oder in der Spalte “dichte_wert” <text:s/>ist für jeden Horizont für die Berechnung der komplexen Bodenparameter sowie der Bodenfunktionsbewertung notwendig. Sollte ein Wert fehlen so muss dieser für die Spalte “skelett_klasse” aufgrund der benachbarten Horizonte oder aufgrund von Ausgangsmaterial und Bodentyp expertenbasiert geschätzt werden. </text:p>
          </table:table-cell>
        </table:table-row>
        <table:table-row table:style-name="ro1">
          <table:table-cell office:value-type="string" calcext:value-type="string">
            <text:p>carbonat_klasse</text:p>
          </table:table-cell>
          <table:table-cell office:value-type="string" calcext:value-type="string">
            <text:p>carbonat_wert</text:p>
          </table:table-cell>
          <table:table-cell/>
          <table:table-cell office:value-type="string" calcext:value-type="string">
            <text:p>Ein Wert in der Spalte “carbonat_klasse” oder in der Spalte “carbonat_wert” <text:s/>ist für jeden Horizont für die Bodenfunktionsbewertung notwendig. Sind nur die Klassen aus der Hcl-Probe bekannt so ist die Pufferkapazität eines carbonathaltigen Mineralbodens als Minimalwert zu betrachten</text:p>
          </table:table-cell>
        </table:table-row>
        <table:table-row table:style-name="ro1">
          <table:table-cell office:value-type="string" calcext:value-type="string">
            <text:p>gefuege1</text:p>
          </table:table-cell>
          <table:table-cell table:number-columns-repeated="2"/>
          <table:table-cell office:value-type="string" calcext:value-type="string">
            <text:p>Ein Wert in der Spalte “gefuege1” ist für jeden Horizont für die Berechnung der komplexen Bodenparameter sowie der Bodenfunktionsbewertung notwendig</text:p>
          </table:table-cell>
        </table:table-row>
        <table:table-row table:style-name="ro1">
          <table:table-cell office:value-type="string" calcext:value-type="string">
            <text:p>gefuege1_anteil</text:p>
          </table:table-cell>
          <table:table-cell table:number-columns-repeated="2"/>
          <table:table-cell office:value-type="string" calcext:value-type="string">
            <text:p>Ein Wert in der Spalte “gefuege1_anteil” ist für jeden Horizont für die Berechnung der komplexen Bodenparameter sowie der Bodenfunktionsbewertung notwend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3:11:02.239008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6-07-27T13:13:22.177339143</meta:creation-date>
    <dc:date>2018-04-24T15:26:19.526843264</dc:date>
    <meta:editing-duration>PT1H59M46S</meta:editing-duration>
    <meta:editing-cycles>11</meta:editing-cycles>
    <meta:generator>LibreOffice/4.2.8.2$Linux_X86_64 LibreOffice_project/420m0$Build-2</meta:generator>
    <meta:document-statistic meta:table-count="1" meta:cell-count="66" meta:object-count="0"/>
  </office:meta>
</office:document-meta>
</file>